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21ced1" officeooo:paragraph-rsid="0021ced1"/>
    </style:style>
    <style:style style:name="P3" style:family="paragraph" style:parent-style-name="Standard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paragraph-rsid="0021ced1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paragraph-rsid="001eed86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language="zxx" fo:country="none" officeooo:rsid="001d5bdf" style:language-asian="zxx" style:country-asian="none" style:language-complex="zxx" style:country-complex="none"/>
    </style:style>
    <style:style style:name="P7" style:family="paragraph" style:parent-style-name="Title">
      <style:text-properties fo:language="zxx" fo:country="none" officeooo:rsid="0021ced1" officeooo:paragraph-rsid="0021ced1" style:language-asian="zxx" style:country-asian="none" style:language-complex="zxx" style:country-complex="none"/>
    </style:style>
    <style:style style:name="T1" style:family="text">
      <style:text-properties officeooo:rsid="001eed86"/>
    </style:style>
    <style:style style:name="T2" style:family="text">
      <style:text-properties fo:font-style="italic" officeooo:rsid="001eed86" style:font-style-asian="italic" style:font-style-complex="italic"/>
    </style:style>
    <style:style style:name="T3" style:family="text">
      <style:text-properties fo:font-style="normal" officeooo:rsid="001eed86" style:font-style-asian="normal" style:font-style-complex="normal"/>
    </style:style>
    <style:style style:name="T4" style:family="text">
      <style:text-properties fo:font-style="normal" fo:font-weight="bold" officeooo:rsid="001eed86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officeooo:rsid="001eed8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e3e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4e179" style:font-style-asian="normal" style:font-weight-asian="normal" style:font-style-complex="normal" style:font-weight-complex="normal"/>
    </style:style>
    <style:style style:name="T8" style:family="text">
      <style:text-properties officeooo:rsid="0021ce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périence Alex BAIET</text:p>
      <text:p text:style-name="P3"/>
      <text:p text:style-name="P4"><text:span text:style-name="T8"><text:tab/>Je me suis occupé de la structuration et du développement du projet, ce qui m’a permis d’améliorer mes compétences concernant la structuration d’un projet.</text:span></text:p>
      <text:p text:style-name="P4"/>
      <text:p text:style-name="P5"><text:span text:style-name="T1"><text:tab/>Comme indiqué dans le fichier </text:span><text:span text:style-name="T2">dev.pdf</text:span><text:span text:style-name="T3">, nous avons utilisé l’architecture </text:span><text:span text:style-name="T4">MVC</text:span><text:span text:style-name="T5"> pour organiser le projet, mais comme le logiciel change constamment l’affichages de ses éléments, détruisant et créant régulièrement des éléments, il fallait à chaque fois redéfinir les interactions de ses éléments, ce qui n’était pas pratique en raison de la séparation trop “forte” des différentes parties </text:span><text:span text:style-name="T6">du MVC</text:span><text:span text:style-name="T5">. Je pense que l’organisation du projet aurais </text:span><text:span text:style-name="T6">plus simpl</text:span><text:span text:style-name="T7">e</text:span><text:span text:style-name="T5"> si view, controller et model étaient réunis dans des classes commune, comme par exemple pour les résidents dont il aurai été plus simple de </text:span><text:span text:style-name="T6">synchroniser </text:span><text:span text:style-name="T5">les données et l’affichage 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2:57:59.901141958</meta:creation-date>
    <meta:generator>LibreOffice/6.4.7.2$Linux_X86_64 LibreOffice_project/40$Build-2</meta:generator>
    <dc:date>2022-01-01T22:59:09.437199171</dc:date>
    <meta:editing-duration>PT57M1S</meta:editing-duration>
    <meta:editing-cycles>5</meta:editing-cycles>
    <meta:document-statistic meta:table-count="0" meta:image-count="0" meta:object-count="0" meta:page-count="1" meta:paragraph-count="3" meta:word-count="125" meta:character-count="809" meta:non-whitespace-character-count="685"/>
  </office:meta>
</office:document-meta>
</file>